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frac>
        <mrow>
          <mn>1</mn>
        </mrow>
        <mrow>
          <mn>2</mn>
          <mi>m</mi>
        </mrow>
      </mfrac>
      <mi/>
      <msup>
        <mi>r</mi>
        <mn>2</mn>
      </msup>
      <mi/>
      <mrow>
        <msup>
          <mfenced open="(" close=")">
            <mrow>
              <mfrac>
                <mrow>
                  <mtext>d</mtext>
                  <msub>
                    <mi>W</mi>
                    <mi>r</mi>
                  </msub>
                </mrow>
                <mrow>
                  <mtext>d</mtext>
                  <mi>r</mi>
                </mrow>
              </mfrac>
            </mrow>
          </mfenced>
          <mn>2</mn>
        </msup>
        <mo stretchy="false">−</mo>
        <mi/>
      </mrow>
      <mi>k</mi>
      <mi>r</mi>
      <mrow>
        <mi/>
        <mo stretchy="false">−</mo>
        <mi/>
      </mrow>
      <mi>E</mi>
      <msup>
        <mi>r</mi>
        <mn>2</mn>
      </msup>
      <mrow>
        <mi/>
        <mo stretchy="false">=</mo>
        <mrow>
          <mi/>
          <mo stretchy="false">−</mo>
          <mi/>
        </mrow>
      </mrow>
      <mfrac>
        <mrow>
          <mn>1</mn>
        </mrow>
        <mrow>
          <mn>2</mn>
          <mi>m</mi>
        </mrow>
      </mfrac>
      <mfenced open="[" close="]">
        <mrow>
          <msup>
            <mfenced open="(" close=")">
              <mrow>
                <mfrac>
                  <mrow>
                    <mtext>d</mtext>
                    <msub>
                      <mi>W</mi>
                      <mo stretchy="false">ϑ</mo>
                    </msub>
                  </mrow>
                  <mrow>
                    <mtext>d</mtext>
                    <mo stretchy="false">ϑ</mo>
                  </mrow>
                </mfrac>
              </mrow>
            </mfenced>
            <mn>2</mn>
          </msup>
          <mrow>
            <mi/>
            <mo stretchy="false">+</mo>
            <mi/>
          </mrow>
          <mfrac>
            <mrow>
              <msubsup>
                <mo stretchy="false">α</mo>
                <mo stretchy="false">ϕ</mo>
                <mn>2</mn>
              </msubsup>
            </mrow>
            <mrow>
              <msup>
                <mi>sin</mi>
                <mn>2</mn>
              </msup>
              <mo stretchy="false">ϑ</mo>
            </mrow>
          </mfrac>
        </mrow>
      </mfenced>
    </mrow>
    <annotation encoding="StarMath 5.0">{1} over {2 m} ` r^2 ` left ( alignc {"d" W_r} over {"d" r}  right )^2 - ` k r ` - ` E r^2 `=` - ` {1} over {2 m} left [ left ( alignc {"d" W_%ivartheta} over {"d" %ivartheta}  right )^2 `+` {%ialpha _%iphi ^2} over {sin^2 %ivartheta}  right ]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5T21:49:48.303000000</meta:creation-date>
    <meta:generator>LibreOffice/4.1.4.2$Windows_x86 LibreOffice_project/0a0440ccc0227ad9829de5f46be37cfb6edcf72</meta:generator>
  </office:meta>
</office:document-meta>
</file>